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4pt" fo:language="ru" fo:country="RU" fo:font-weight="bold" officeooo:paragraph-rsid="000565e8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4pt" fo:language="ru" fo:country="RU" fo:font-weight="bold" officeooo:rsid="000776ce" officeooo:paragraph-rsid="000565e8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776ce" officeooo:paragraph-rsid="000565e8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86a7a" officeooo:paragraph-rsid="000565e8" style:font-size-asian="21pt" style:font-weight-asian="bold" style:font-size-complex="24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b7a6b" officeooo:paragraph-rsid="000565e8" style:font-size-asian="21pt" style:font-weight-asian="bold" style:font-size-complex="24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dec13" officeooo:paragraph-rsid="000565e8" style:font-size-asian="21pt" style:font-weight-asian="bold" style:font-size-complex="24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fa717" officeooo:paragraph-rsid="000565e8" style:font-size-asian="21pt" style:font-weight-asian="bold" style:font-size-complex="24pt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fddeb" officeooo:paragraph-rsid="000565e8" style:font-size-asian="21pt" style:font-weight-asian="bold" style:font-size-complex="24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0pt" fo:language="ru" fo:country="RU" fo:font-weight="bold" officeooo:rsid="0010ef89" officeooo:paragraph-rsid="000565e8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language="ru" fo:country="RU" officeooo:paragraph-rsid="000565e8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0565e8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b7a6b" officeooo:paragraph-rsid="000565e8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a717" officeooo:paragraph-rsid="000565e8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776ce" officeooo:paragraph-rsid="000565e8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86a7a" officeooo:paragraph-rsid="000565e8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b7a6b" officeooo:paragraph-rsid="000565e8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c5358" officeooo:paragraph-rsid="000565e8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dec13" officeooo:paragraph-rsid="000565e8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a717" officeooo:paragraph-rsid="000565e8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ddeb" officeooo:paragraph-rsid="000565e8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officeooo:rsid="000dec13" officeooo:paragraph-rsid="000565e8" style:font-size-asian="14pt" style:font-size-complex="14pt"/>
    </style:style>
    <style:style style:name="P2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0776ce" officeooo:paragraph-rsid="000565e8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b7a6b" officeooo:paragraph-rsid="000565e8" style:font-size-asian="21pt" style:font-weight-asian="bold" style:font-size-complex="24pt" style:font-weight-complex="bold"/>
    </style:style>
    <style:style style:name="T1" style:family="text">
      <style:text-properties fo:font-size="14pt" fo:language="ru" fo:country="RU" fo:font-weight="normal" officeooo:rsid="000871ce" style:font-size-asian="12.25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0fddeb" style:font-size-asian="12.25pt" style:font-weight-asian="normal" style:font-size-complex="14pt" style:font-weight-complex="normal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871ce" style:font-size-asian="14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86a7a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65e8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7a6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dec13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727c7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fa717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871c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be912" style:font-size-asian="12.25pt" style:font-weight-asian="normal" style:font-size-complex="14pt" style:font-weight-complex="normal"/>
    </style:style>
    <style:style style:name="T14" style:family="text">
      <style:text-properties fo:font-size="14pt" officeooo:rsid="000dec13" style:font-size-asian="14pt" style:font-size-complex="14pt"/>
    </style:style>
    <style:style style:name="T15" style:family="text">
      <style:text-properties fo:font-size="14pt" officeooo:rsid="000727c7" style:font-size-asian="14pt" style:font-size-complex="14pt"/>
    </style:style>
    <style:style style:name="T16" style:family="text">
      <style:text-properties officeooo:rsid="000776ce"/>
    </style:style>
    <style:style style:name="T17" style:family="text">
      <style:text-properties style:font-name="Liberation Serif" fo:font-size="14pt" fo:font-weight="normal" officeooo:rsid="000776ce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0565e8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00be912" style:font-size-asian="12.25pt" style:font-weight-asian="normal" style:font-size-complex="14pt" style:font-weight-complex="normal"/>
    </style:style>
    <style:style style:name="T20" style:family="text">
      <style:text-properties officeooo:rsid="000565e8"/>
    </style:style>
    <style:style style:name="T21" style:family="text">
      <style:text-properties officeooo:rsid="000727c7"/>
    </style:style>
    <style:style style:name="T22" style:family="text">
      <style:text-properties officeooo:rsid="000dec13"/>
    </style:style>
    <style:style style:name="T23" style:family="text">
      <style:text-properties officeooo:rsid="000c5358"/>
    </style:style>
    <style:style style:name="T24" style:family="text">
      <style:text-properties officeooo:rsid="000fddeb"/>
    </style:style>
    <style:style style:name="T25" style:family="text">
      <style:text-properties officeooo:rsid="000be9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<text:span text:style-name="T16">5</text:span></text:p>
      <text:p text:style-name="P2">CRAAP тест</text:p>
      <text:p text:style-name="P2"/>
      <text:p text:style-name="P9">Статья №<text:span text:style-name="T20">2</text:span></text:p>
      <text:p text:style-name="P2"/>
      <text:p text:style-name="P3">С)</text:p>
      <text:p text:style-name="P3"/>
      <text:p text:style-name="P14"><text:tab/>1. Когда была опубликована статья?</text:p>
      <text:p text:style-name="P14"><text:tab/><text:tab/></text:p>
      <text:p text:style-name="P3"><text:span text:style-name="T5"><text:tab/><text:tab/></text:span><text:span text:style-name="T7">Апрель 17, 2020.</text:span></text:p>
      <text:p text:style-name="P14"/>
      <text:p text:style-name="P22"><text:tab/>2. Насколько актуальна эта тема?</text:p>
      <text:p text:style-name="P22"><text:tab/><text:tab/></text:p>
      <text:p text:style-name="P10"><text:span text:style-name="T17"><text:tab/><text:tab/></text:span><text:span text:style-name="T18">Если верить авторам, то темя является очень ак</text:span><text:span text:style-name="T19">т</text:span><text:span text:style-name="T18">уальной, но не <text:tab/><text:tab/><text:tab/>стоит делать поспешных выводов.</text:span></text:p>
      <text:p text:style-name="P22"/>
      <text:p text:style-name="P14"><text:tab/>3. Насколько новая эта информация?</text:p>
      <text:p text:style-name="P14"><text:tab/><text:tab/></text:p>
      <text:p text:style-name="P3"><text:span text:style-name="T5"><text:tab/><text:tab/></text:span><text:span text:style-name="T7">Достаточно новая, ведь опубликована недавно.</text:span></text:p>
      <text:p text:style-name="P14"/>
      <text:p text:style-name="P15"><text:tab/>4. Как часто ресурс обновляется?<text:tab/></text:p>
      <text:p text:style-name="P15"><text:tab/><text:tab/></text:p>
      <text:p text:style-name="P3"><text:span text:style-name="T6"><text:tab/><text:tab/></text:span><text:span text:style-name="T7">Ресурс активен и обновляется несколько раз за день.</text:span></text:p>
      <text:p text:style-name="P15"/>
      <text:p text:style-name="P15"><text:tab/>5. Когда в последний раз обновился ресурс?</text:p>
      <text:p text:style-name="P15"/>
      <text:p text:style-name="P3"><text:span text:style-name="T6"><text:tab/><text:tab/></text:span><text:span text:style-name="T7">19:24, Май 4, 2020.</text:span><text:span text:style-name="T6"><text:tab/></text:span></text:p>
      <text:p text:style-name="P15"/>
      <text:p text:style-name="P15"><text:tab/></text:p>
      <text:p text:style-name="P4">R)</text:p>
      <text:p text:style-name="P4"/>
      <text:p text:style-name="P15"><text:tab/>1. Насколько надежный источник?</text:p>
      <text:p text:style-name="P15"><text:tab/></text:p>
      <text:p text:style-name="P4"><text:span text:style-name="T5"><text:tab/><text:tab/></text:span><text:span text:style-name="T7">Использую этот источник впервые, стоит задуматься о надежности.</text:span></text:p>
      <text:p text:style-name="P15"/>
      <text:p text:style-name="P15"><text:tab/>2. Какого рода контент на сайте?</text:p>
      <text:p text:style-name="P15"><text:tab/><text:tab/></text:p>
      <text:p text:style-name="P10"><text:span text:style-name="T6"><text:tab/><text:tab/></text:span><text:span text:style-name="T7">На сайте публикуются новости разных жанров: политика, жизнь, <text:tab/><text:tab/>«вирусные» вид</text:span><text:span text:style-name="T13">е</text:span><text:span text:style-name="T7">о из интернета...</text:span></text:p>
      <text:p text:style-name="P15"><text:soft-page-break/></text:p>
      <text:p text:style-name="P12"><text:tab/>3. Присутствуют ли ссылки на цитаты или ресурсы данных?</text:p>
      <text:p text:style-name="P12"/>
      <text:p text:style-name="P10"><text:span text:style-name="T8"><text:tab/><text:tab/></text:span><text:span text:style-name="T7">В данной статье не присут</text:span><text:span text:style-name="T13">ст</text:span><text:span text:style-name="T7">вуют ссылки на цитаты или ресурсы <text:tab/><text:tab/>данных. Информация воспринимается как «инсайдерская»</text:span><text:span text:style-name="T8">.</text:span></text:p>
      <text:p text:style-name="P12"><text:tab/></text:p>
      <text:p text:style-name="P12"/>
      <text:p text:style-name="P5">A)</text:p>
      <text:p text:style-name="P5"/>
      <text:p text:style-name="P12"><text:tab/>1. <text:span text:style-name="T22">2.</text:span> Сколько лет существует издательство? Какая у него репутация?</text:p>
      <text:p text:style-name="P12"/>
      <text:p text:style-name="P12"><text:span text:style-name="T23"><text:tab/><text:tab/></text:span><text:span text:style-name="T21">Скорее всего 2-3 года, судя по политике конфиденциальности, <text:tab/><text:tab/><text:tab/>датируемой 2017.</text:span><text:span text:style-name="T23"><text:tab/> </text:span><text:span text:style-name="T21">Репутация неизвестна.</text:span></text:p>
      <text:p text:style-name="P17"><text:tab/></text:p>
      <text:p text:style-name="P18"><text:tab/>3. Какой интерес у издательства?</text:p>
      <text:p text:style-name="P18"/>
      <text:p text:style-name="P10"><text:span text:style-name="T9"><text:tab/><text:tab/></text:span><text:span text:style-name="T10">Приобрести новых читателей, путем публикации кликбейтных <text:tab/><text:tab/><text:tab/>статей.</text:span><text:span text:style-name="T9"><text:tab/></text:span></text:p>
      <text:p text:style-name="P18"/>
      <text:p text:style-name="P18"><text:tab/>4. Есть ли у стат<text:span text:style-name="T25">ьи</text:span> автор? Какая у него репутация?</text:p>
      <text:p text:style-name="P21"/>
      <text:p text:style-name="P10"><text:span text:style-name="T14"><text:tab/><text:tab/></text:span><text:span text:style-name="T15">Автором является само издательство. Сам писатель не указан. </text:span></text:p>
      <text:p text:style-name="P21"/>
      <text:p text:style-name="P21"/>
      <text:p text:style-name="P6">A)</text:p>
      <text:p text:style-name="P18"/>
      <text:p text:style-name="P18"><text:tab/>1. Насколько точная информация?</text:p>
      <text:p text:style-name="P18"/>
      <text:p text:style-name="P6"><text:span text:style-name="T5"><text:tab/><text:tab/></text:span><text:span text:style-name="T10">Статья оперирует, в основном, мыслями автора, а </text:span><text:span text:style-name="T13">соответственно</text:span><text:span text:style-name="T10"> <text:tab/><text:tab/>вся информация — не факты. Только факты являются точными.</text:span></text:p>
      <text:p text:style-name="P18"/>
      <text:p text:style-name="P13"><text:tab/>2. Возможно ли проверить информацию в статье самостоятельно?</text:p>
      <text:p text:style-name="P13"><text:tab/></text:p>
      <text:p text:style-name="P6"><text:span text:style-name="T11"><text:tab/><text:tab/></text:span><text:span text:style-name="T10">Нет. В статье не приведено ни одной ссылки на источники.</text:span></text:p>
      <text:p text:style-name="P13"/>
      <text:p text:style-name="P13"><text:tab/>3. Является ли повествование статьи безэмоциональным и ненавязчивым?</text:p>
      <text:p text:style-name="P13"/>
      <text:p text:style-name="P10"><text:span text:style-name="T11"><text:tab/><text:tab/></text:span><text:span text:style-name="T10">Нет. Автор статьи </text:span><text:span text:style-name="T13">открыто</text:span><text:span text:style-name="T10"> навязывает свои мысли и идеи <text:tab/><text:tab/><text:tab/><text:tab/>читателям.</text:span></text:p>
      <text:p text:style-name="P13"/>
      <text:p text:style-name="P13"/>
      <text:p text:style-name="P13"/>
      <text:p text:style-name="P7"><text:soft-page-break/>P) </text:p>
      <text:p text:style-name="P7"/>
      <text:p text:style-name="P13"><text:tab/>1. Кому выгодно распространение информации? Это факты или личные <text:tab/>мысли?</text:p>
      <text:p text:style-name="P13"><text:tab/></text:p>
      <text:p text:style-name="P13"><text:tab/><text:tab/><text:span text:style-name="T21">Распрост</text:span><text:span text:style-name="T25">р</text:span><text:span text:style-name="T21">а</text:span><text:span text:style-name="T25">н</text:span><text:span text:style-name="T21">ение информации выгодно сайту для получения <text:tab/><text:tab/><text:tab/>аудитории. Информация статьи не является фактами, а является <text:tab/><text:tab/><text:tab/>личными мыслями.</text:span><text:tab/><text:tab/></text:p>
      <text:p text:style-name="P13"/>
      <text:p text:style-name="P20"><text:tab/>2. Если мы видим ресурсы, которые поддерживают чью-то мысль, то <text:tab/>являются ли эти <text:span text:style-name="T25">ресурсы</text:span> фактами?</text:p>
      <text:p text:style-name="P20"><text:tab/><text:tab/></text:p>
      <text:p text:style-name="P13"><text:span text:style-name="T24"><text:tab/><text:tab/></text:span><text:span text:style-name="T21">Данный ресурс оперирует мыслями автора — он не является <text:tab/><text:tab/><text:tab/>фактом.</text:span></text:p>
      <text:p text:style-name="P13"/>
      <text:p text:style-name="P13"><text:span text:style-name="T24"><text:tab/>3. Получена ли информация </text:span><text:span text:style-name="T21">из</text:span><text:span text:style-name="T24"> первых рук?</text:span></text:p>
      <text:p text:style-name="P13"/>
      <text:p text:style-name="P13"><text:span text:style-name="T24"><text:tab/><text:tab/></text:span><text:span text:style-name="T21">Судя по наполнению статьи, информация получена из первых рук и <text:tab/><text:tab/>является инсайдерской.</text:span><text:span text:style-name="T24"><text:tab/><text:tab/></text:span></text:p>
      <text:p text:style-name="P13"/>
      <text:p text:style-name="P8">Дополнительные вопросы</text:p>
      <text:p text:style-name="P8"/>
      <text:p text:style-name="P20"><text:tab/>1. Сколько источников у статьи?</text:p>
      <text:p text:style-name="P20"><text:tab/><text:tab/></text:p>
      <text:p text:style-name="P11"><text:span text:style-name="T2"><text:tab/><text:tab/></text:span><text:span text:style-name="T1">В статье указан один источник — </text:span><text:a xlink:type="simple" xlink:href="https://letopisec.com/" office:target-frame-name="_blank" xlink:show="new" text:style-name="Internet_20_link" text:visited-style-name="Visited_20_Internet_20_Link"><text:span text:style-name="T3">Летописец</text:span></text:a><text:span text:style-name="T4">.</text:span></text:p>
      <text:p text:style-name="P20"/>
      <text:p text:style-name="P20"><text:tab/>2. Есть ли фото и корректно ли они использованы?</text:p>
      <text:p text:style-name="P20"/>
      <text:p text:style-name="P8"><text:span text:style-name="T5"><text:tab/><text:tab/></text:span><text:span text:style-name="T12">В статье приведено достаточно много фото и они кажутся очень <text:tab/><text:tab/><text:tab/>лишними.</text:span></text:p>
      <text:p text:style-name="P20"/>
      <text:p text:style-name="P20"><text:tab/>3. Как использованы цитаты?</text:p>
      <text:p text:style-name="P20"><text:tab/></text:p>
      <text:p text:style-name="P8"><text:span text:style-name="T5"><text:tab/><text:tab/></text:span><text:span text:style-name="T12">В статье не приведено ни одной цитат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2:56:59.754676015</meta:creation-date>
    <dc:date>2020-05-04T23:43:04.467673950</dc:date>
    <meta:editing-duration>PT7M32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3" meta:paragraph-count="63" meta:word-count="347" meta:character-count="2482" meta:non-whitespace-character-count="2055"/>
  </office:meta>
</office:document-meta>
</file>